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4285f" officeooo:paragraph-rsid="0004285f"/>
    </style:style>
    <style:style style:name="P2" style:family="paragraph" style:parent-style-name="Standard">
      <style:text-properties officeooo:rsid="000462b4" officeooo:paragraph-rsid="000462b4"/>
    </style:style>
    <style:style style:name="P3" style:family="paragraph" style:parent-style-name="Standard">
      <style:text-properties officeooo:rsid="000462b4" officeooo:paragraph-rsid="000a416c"/>
    </style:style>
    <style:style style:name="T1" style:family="text">
      <style:text-properties style:font-name="sans-serif" fo:font-size="21pt"/>
    </style:style>
    <style:style style:name="T2" style:family="text">
      <style:text-properties style:font-name="sans-serif" fo:font-size="14.25pt"/>
    </style:style>
    <style:style style:name="T3" style:family="text">
      <style:text-properties style:font-name="sans-serif" fo:font-size="13.5pt"/>
    </style:style>
    <style:style style:name="T4" style:family="text">
      <style:text-properties style:font-name="sans-serif" fo:font-size="13.5pt" officeooo:rsid="000562c9"/>
    </style:style>
    <style:style style:name="T5" style:family="text">
      <style:text-properties style:font-name="sans-serif" fo:font-size="13.5pt" officeooo:rsid="00072394"/>
    </style:style>
    <style:style style:name="T6" style:family="text">
      <style:text-properties style:font-name="sans-serif" fo:font-size="13.5pt" officeooo:rsid="0007efee"/>
    </style:style>
    <style:style style:name="T7" style:family="text">
      <style:text-properties style:font-name="sans-serif" fo:font-size="13.5pt" officeooo:rsid="000a416c"/>
    </style:style>
    <style:style style:name="T8" style:family="text">
      <style:text-properties style:font-name="sans-serif" fo:font-size="13.5pt" officeooo:rsid="000b593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Non-linear Dispersive Water Wave Models</text:span></text:p>
      <text:p text:style-name="P1"><text:span text:style-name="T2">Jordan Pitt</text:span></text:p>
      <text:p text:style-name="P1"><text:span text:style-name="T2">Australian National University</text:span></text:p>
      <text:p text:style-name="P1"><text:span text:style-name="T2">Email: </text:span><text:a xlink:type="simple" xlink:href="mailto:jordan.pitt@anu.edu.au" text:style-name="Internet_20_link" text:visited-style-name="Visited_20_Internet_20_Link"><text:span text:style-name="T2">jordan.pitt@anu.edu.au</text:span></text:a></text:p>
      <text:p text:style-name="P1"><text:span text:style-name="T2"/></text:p>
      <text:p text:style-name="P3"><text:span text:style-name="T3">The development of non-linear dispersive water wave models has been a major focus for the water wave modelling community recently. </text:span></text:p>
      <text:p text:style-name="P3"><text:span text:style-name="T3">These new models pose a number of challenges, in particular for this talk, </text:span><text:span text:style-name="T5">the</text:span><text:span text:style-name="T4"> solutions of the </text:span><text:span text:style-name="T5">derived partial differential equations </text:span><text:span text:style-name="T4">as well as the effect of the inclusion of dispersion as compared to the more well established non-dispersive non-linear water wave models, </text:span><text:span text:style-name="T8">such as the Shallow Water Wave Equations</text:span><text:span text:style-name="T4">. </text:span><text:span text:style-name="T7">In this talk, I focus on the generalised Serre Green Naghdi equations, exploring some preliminary answers to these questions for these equations by comparing numerical solutions to the linear theory. This comparison is demonstrated to explain most of the observed behaviour and hold even as we alter the disperion relationship. These results also demonstrate the utility of the numerical method, which is the first well validated method for these particular equation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7T12:36:50.425826026</meta:creation-date>
    <dc:date>2020-12-17T17:46:59.941884935</dc:date>
    <meta:editing-duration>PT4H49M47S</meta:editing-duration>
    <meta:editing-cycles>7</meta:editing-cycles>
    <meta:generator>LibreOffice/6.0.7.3$Linux_X86_64 LibreOffice_project/00m0$Build-3</meta:generator>
    <meta:document-statistic meta:table-count="0" meta:image-count="0" meta:object-count="0" meta:page-count="1" meta:paragraph-count="6" meta:word-count="153" meta:character-count="1025" meta:non-whitespace-character-count="876"/>
  </office:meta>
</office:document-meta>
</file>